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pyrus" svg:font-family="Papyr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ffffff" style:font-name="Segoe UI" fo:font-size="26pt" fo:text-shadow="1pt 1pt" style:text-underline-style="none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align="center" fo:text-indent="0cm"/>
    </style:style>
    <style:style style:name="P7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text-underline-style="none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9" style:family="paragraph">
      <style:paragraph-properties fo:margin-left="0.318cm" fo:margin-right="0cm" fo:text-indent="0cm"/>
    </style:style>
    <style:style style:name="P10" style:family="paragraph">
      <loext:graphic-properties draw:fill="none" draw:fill-color="#ffffff"/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ffffff" style:font-name="Segoe UI" fo:font-size="26pt" fo:font-style="normal" fo:text-shadow="1pt 1pt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" style:family="text">
      <style:text-properties fo:color="#000000" style:font-name="Segoe UI Semibold" fo:font-size="28pt" fo:language="en" fo:country="US" fo:text-shadow="none" style:text-underline-style="solid" style:text-underline-width="auto" style:text-underline-color="font-color" fo:font-weight="normal" style:font-size-asian="28pt" style:language-asian="ar" style:country-asian="SA" style:font-weight-asian="normal" style:font-size-complex="28pt" style:font-weight-complex="normal"/>
    </style:style>
    <style:style style:name="T2" style:family="text">
      <style:text-properties fo:color="#000000" style:font-name="Segoe UI" fo:font-size="32pt" fo:language="en" fo:country="US" fo:font-style="normal" fo:text-shadow="none" style:text-underline-style="none" fo:font-weight="bold" style:font-name-asian="Papyrus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language="en" fo:country="US" fo:font-style="normal" fo:text-shadow="none" style:text-underline-style="none" fo:font-weight="normal" style:font-name-asian="Papyrus" style:font-size-asian="36pt" style:language-asian="ar" style:country-asian="SA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font-name="Segoe UI" fo:font-size="36pt" fo:language="en" fo:country="US" fo:font-style="normal" fo:text-shadow="none" style:text-underline-style="none" fo:font-weight="bold" style:font-name-asian="Papyrus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5" style:family="text">
      <style:text-properties fo:color="#ffffff" style:font-name="Segoe UI" fo:font-size="26pt" fo:language="en" fo:country="US" fo:font-style="normal" fo:text-shadow="1pt 1pt" style:text-underline-style="none" fo:font-weight="normal" style:font-name-asian="Papyrus" style:font-size-asian="26pt" style:language-asian="ar" style:country-asian="SA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ffffff" style:font-name="Segoe UI" fo:font-size="16pt" fo:language="en" fo:country="US" fo:font-style="normal" fo:text-shadow="1pt 1pt" style:text-underline-style="none" fo:font-weight="normal" style:font-name-asian="Papyrus" style:font-size-asian="16pt" style:language-asian="ar" style:country-asian="SA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font-name="Segoe UI Semibold" fo:font-size="16pt" fo:language="en" fo:country="US" fo:font-style="normal" fo:text-shadow="none" style:text-underline-style="none" fo:font-weight="normal" style:font-name-asian="Papyrus" style:font-size-asian="16pt" style:language-asian="ar" style:country-asian="SA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00" style:font-name="Segoe UI Semibold" fo:font-size="20pt" fo:language="en" fo:country="US" fo:font-style="normal" fo:text-shadow="none" style:text-underline-style="none" fo:font-weight="normal" style:font-name-asian="Papyrus" style:font-size-asian="20pt" style:language-asian="ar" style:country-asian="SA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4.892cm" svg:height="3.556cm" svg:x="1.778cm" svg:y="1.016cm">
          <draw:text-box>
            <text:p text:style-name="P1"><text:span text:style-name="T1">HYMN #404</text:span></text:p>
            <text:p text:style-name="P1"><text:span text:style-name="T2">“</text:span><text:span text:style-name="T2">Jesus, Once with Sinners Number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office:forms form:automatic-focus="false" form:apply-design-mode="false"/>
        <draw:frame draw:style-name="gr3" draw:text-style-name="P5" draw:layer="layout" svg:width="24.537cm" svg:height="7.011cm" svg:x="1.625cm" svg:y="0.962cm">
          <draw:text-box>
            <text:p text:style-name="P4"><text:span text:style-name="T3">1. </text:span><text:span text:style-name="T4">Jesus, once with sinners numbered,</text:span><text:span text:style-name="T4"><text:line-break/></text:span><text:span text:style-name="T4">Had no blemish of His own;</text:span><text:span text:style-name="T4"><text:line-break/></text:span><text:span text:style-name="T4">In the waters of the Jordan</text:span><text:span text:style-name="T4"><text:line-break/></text:span><text:span text:style-name="T4">His true worth and work were show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office:forms form:automatic-focus="false" form:apply-design-mode="false"/>
        <draw:frame draw:style-name="gr4" draw:text-style-name="P7" draw:layer="layout" svg:width="24.892cm" svg:height="7.478cm" svg:x="1.604cm" svg:y="0.835cm">
          <draw:text-box>
            <text:p text:style-name="P6"><text:span text:style-name="T4">Heaven opened and the Spirit</text:span><text:span text:style-name="T4"><text:line-break/></text:span><text:span text:style-name="T4">There descended like a dove,</text:span><text:span text:style-name="T4"><text:line-break/></text:span><text:span text:style-name="T4">As the Father’s voice resounded,</text:span><text:span text:style-name="T4"><text:line-break/></text:span><text:span text:style-name="T4">“Hear My Son, the One I lov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3" draw:text-style-name="P5" draw:layer="layout" svg:width="24.892cm" svg:height="7.011cm" svg:x="1.524cm" svg:y="0.863cm">
          <draw:text-box>
            <text:p text:style-name="P4"><text:span text:style-name="T3">2. </text:span><text:span text:style-name="T4">John confessed Him as the Savior-</text:span><text:span text:style-name="T4"><text:line-break/></text:span><text:span text:style-name="T4">“Look, the sinless Lamb of God!”</text:span><text:span text:style-name="T4"><text:line-break/></text:span><text:span text:style-name="T4">Yet he dared not loose the sandals</text:span><text:span text:style-name="T4"><text:line-break/></text:span><text:span text:style-name="T4">Of the One God’s love had sh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3" draw:text-style-name="P5" draw:layer="layout" svg:width="24.892cm" svg:height="7.011cm" svg:x="1.544cm" svg:y="0.906cm">
          <draw:text-box>
            <text:p text:style-name="P4"><text:span text:style-name="T4">Oh, how fair the feet of Jesus,</text:span><text:span text:style-name="T4"><text:line-break/></text:span><text:span text:style-name="T4">Bringing news of peace to us,</text:span><text:span text:style-name="T4"><text:line-break/></text:span><text:span text:style-name="T4">Christ, the herald of salvation,</text:span><text:span text:style-name="T4"><text:line-break/></text:span><text:span text:style-name="T4">Preaching mercy from the cros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office:forms form:automatic-focus="false" form:apply-design-mode="false"/>
        <draw:frame draw:style-name="gr3" draw:text-style-name="P5" draw:layer="layout" svg:width="24.892cm" svg:height="7.011cm" svg:x="1.524cm" svg:y="0.863cm">
          <draw:text-box>
            <text:p text:style-name="P4"><text:span text:style-name="T3">3. </text:span><text:span text:style-name="T4">This the baptism that our Savior</text:span><text:span text:style-name="T4"><text:line-break/></text:span><text:span text:style-name="T4">Greatly longed to undergo;</text:span><text:span text:style-name="T4"><text:line-break/></text:span><text:span text:style-name="T4">This the crimson cleansing needed</text:span><text:span text:style-name="T4"><text:line-break/></text:span><text:span text:style-name="T4">So the world God’s love might know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office:forms form:automatic-focus="false" form:apply-design-mode="false"/>
        <draw:frame draw:style-name="gr3" draw:text-style-name="P7" draw:layer="layout" svg:width="24.892cm" svg:height="7.011cm" svg:x="1.524cm" svg:y="1.016cm">
          <draw:text-box>
            <text:p text:style-name="P4"><text:span text:style-name="T4">This the mission of Messiah</text:span><text:span text:style-name="T4"><text:line-break/></text:span><text:span text:style-name="T4">As He stepped from Jordan’s stream,</text:span><text:span text:style-name="T4"><text:line-break/></text:span><text:span text:style-name="T4">He, the chosen and anointed</text:span><text:span text:style-name="T4"><text:line-break/></text:span><text:span text:style-name="T4">Son of God, sent to rede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office:forms form:automatic-focus="false" form:apply-design-mode="false"/>
        <draw:frame draw:style-name="gr3" draw:text-style-name="P8" draw:layer="layout" svg:width="24.892cm" svg:height="7.011cm" svg:x="1.524cm" svg:y="0.762cm">
          <draw:text-box>
            <text:p text:style-name="P4"><text:span text:style-name="T3">4. </text:span><text:span text:style-name="T4">Jesus, once with sinners numbered,</text:span><text:span text:style-name="T4"><text:line-break/></text:span><text:span text:style-name="T4">Full obedience was Your path;</text:span><text:span text:style-name="T4"><text:line-break/></text:span><text:span text:style-name="T4">You, by death, have consecrated</text:span><text:span text:style-name="T4"><text:line-break/></text:span><text:span text:style-name="T4">Water in this saving bath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office:forms form:automatic-focus="false" form:apply-design-mode="false"/>
        <draw:frame draw:style-name="gr5" draw:text-style-name="P10" draw:layer="layout" svg:width="24.892cm" svg:height="13.68cm" svg:x="1.524cm" svg:y="1.016cm">
          <draw:text-box>
            <text:p text:style-name="P4"><text:span text:style-name="T4">Dying to the sin of Adam,</text:span></text:p>
            <text:p text:style-name="P4"><text:span text:style-name="T4">Rising to a life of grace;</text:span><text:span text:style-name="T4"><text:line-break/></text:span><text:span text:style-name="T4">We are counted with the righteous,</text:span><text:span text:style-name="T4"><text:line-break/></text:span><text:span text:style-name="T4">Over us the cross You trace.</text:span></text:p>
            <text:p text:style-name="P9"><text:span text:style-name="T5"><text:line-break/></text:span><text:span text:style-name="T6"> </text:span></text:p>
            <text:p text:style-name="P9"><text:span text:style-name="T7"><text:s text:c="4"/></text:span><text:span text:style-name="T8">© 1999 Stephen P. Starke. </text:span></text:p>
            <text:p text:style-name="P9"><text:span text:style-name="T8"><text:s text:c="3"/></text:span><text:span text:style-name="T8">Used by permission:</text:span></text:p>
            <text:p text:style-name="P9"><text:span text:style-name="T8"><text:s text:c="3"/></text:span><text:span text:style-name="T8">LSB Hymn License</text:span></text:p>
            <text:p text:style-name="P9"><text:span text:style-name="T8"><text:s text:c="3"/></text:span><text:span text:style-name="T8">.NET, no. 100011038.</text:span></text:p>
            <text:p text:style-name="P9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pyrus" svg:font-family="Papyr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0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8.624cm" svg:height="10.476cm" svg:x="1.482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1-08T21:18:45.272000000</meta:creation-date>
    <dc:date>2019-01-10T13:40:50.977000000</dc:date>
    <meta:editing-duration>PT17M37S</meta:editing-duration>
    <meta:editing-cycles>10</meta:editing-cycles>
    <meta:generator>LibreOffice/6.0.7.3$Windows_X86_64 LibreOffice_project/dc89aa7a9eabfd848af146d5086077aeed2ae4a5</meta:generator>
    <meta:document-statistic meta:object-count="163"/>
  </office:meta>
</office:document-meta>
</file>